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tivities</text:p>
          </table:table-cell>
          <table:table-cell office:value-type="string" calcext:value-type="string">
            <text:p>Multi-layer LSTM</text:p>
          </table:table-cell>
          <table:table-cell office:value-type="string" calcext:value-type="string">
            <text:p>1D-CNN</text:p>
          </table:table-cell>
          <table:table-cell office:value-type="string" calcext:value-type="string">
            <text:p>1D-CNN+LSTM</text:p>
          </table:table-cell>
        </table:table-row>
        <table:table-row table:style-name="ro1">
          <table:table-cell office:value-type="string" calcext:value-type="string">
            <text:p>Lay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Standing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alking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Walking Down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Walking Up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22:40:37.501115337</meta:creation-date>
    <dc:date>2022-05-16T22:46:02.769169963</dc:date>
    <meta:editing-duration>PT5M26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